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9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30" style:family="table-cell" style:parent-style-name="Default" style:data-style-name="N123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39" style:family="table-cell" style:parent-style-name="Default" style:data-style-name="N40"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string" office:string-value="Continuation sur le Pacman &amp;&amp; début de mise en place de l’interface" calcext:value-type="string" table:number-columns-spanned="9" table:number-rows-spanned="1">
            <text:p>Continuation sur le Pacman &amp;&amp; début de mise en place de l’interfac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31_05</text:p>
          </table:table-cell>
          <table:covered-table-cell/>
          <table:table-cell table:style-name="ce23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9];[$'Semaine 5'.B9];[$'Semaine 6'.B9])" office:value-type="time" office:time-value="PT95H00M00S" calcext:value-type="time">
            <text:p>95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1"/>
        <table:table-column table:style-name="co4" table:number-columns-repeated="24" table:default-cell-style-name="Default"/>
        <table:table-row table:style-name="ro1">
          <table:table-cell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1" office:value-type="date" office:date-value="2019-05-06" calcext:value-type="date">
            <text:p>lundi 6 mai</text:p>
          </table:table-cell>
          <table:table-cell table:number-columns-repeated="11" table:style-name="ce29" office:value-type="float" office:value="0" calcext:value-type="float">
            <text:p>0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1" office:value-type="date" office:date-value="2019-05-07" calcext:value-type="date">
            <text:p>mardi 7 mai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1" office:value-type="date" office:date-value="2019-05-08" calcext:value-type="date">
            <text:p>mercredi 8 mai</text:p>
          </table:table-cell>
          <table:table-cell table:number-columns-repeated="24" table:style-name="ce29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1" office:value-type="date" office:date-value="2019-05-09" calcext:value-type="date">
            <text:p>jeudi 9 mai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10"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1" office:value-type="date" office:date-value="2019-05-10" calcext:value-type="date">
            <text:p>vendredi 10 mai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10" table:style-name="ce29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30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1" table:formula="of:=[.A2]" office:value-type="date" office:date-value="2019-05-06" calcext:value-type="date">
            <text:p>lundi 6 mai</text:p>
          </table:table-cell>
          <table:table-cell table:style-name="ce32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21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21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21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21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1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0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2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1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1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1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1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1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6H30M00S" calcext:value-type="time">
            <text:p>06:3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0" table:formula="of:=SUM([.Z2:.Z6])" office:value-type="time" office:time-value="PT35H00M00S" calcext:value-type="time">
            <text:p>35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2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1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1" office:value-type="string" calcext:value-type="string" table:number-columns-spanned="25" table:number-rows-spanned="1">
            <text:p>Chasse au PacGum débuggée &amp;&amp; pacman_v1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1" office:value-type="string" calcext:value-type="string" table:number-columns-spanned="25" table:number-rows-spanned="1">
            <text:p>Réflexion sur potentiel Tps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1" office:value-type="string" calcext:value-type="string" table:number-columns-spanned="25" table:number-rows-spanned="1">
            <text:p>Continuation modèle pacman_v2 &amp;&amp; réunion encadrant &amp;&amp; travail sur interfac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office:value-type="string" calcext:value-type="string" table:number-columns-spanned="25" table:number-rows-spanned="1">
            <text:p>Continuation sur le Pacman &amp;&amp; début de mise en place de l’interface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1"/>
        <table:table-column table:style-name="co4" table:default-cell-style-name="ce1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9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2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1"/>
        <table:table-column table:style-name="co4" table:default-cell-style-name="ce1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9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32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1"/>
        <table:table-column table:style-name="co4" table:default-cell-style-name="ce1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9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2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3:41:28.07855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24T17:14:38.506343195</dc:date>
    <meta:editing-duration>PT17H15M8S</meta:editing-duration>
    <meta:editing-cycles>47</meta:editing-cycles>
    <meta:generator>LibreOffice/6.0.7.3$Linux_X86_64 LibreOffice_project/00m0$Build-3</meta:generator>
    <meta:document-statistic meta:table-count="7" meta:cell-count="1021" meta:object-count="0"/>
  </office:meta>
</office:document-meta>
</file>